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Отчет по лабораторной работе №2</text:p>
      <text:p text:style-name="Author">Уманский Александр, ПИН-43</text:p>
      <text:h text:style-name="Heading_20_2" text:outline-level="2"><text:bookmark-start text:name="задание"/>Задание<text:bookmark-end text:name="задание"/></text:h>
      <text:p text:style-name="First_20_paragraph">Задание. Выполнить Пример для различных значений параметров NMAX и LIMIT, замеряя время выполнения, результаты занести в отчет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N</text:p>
            </table:table-cell>
            <table:table-cell table:style-name="TableHeaderRowCell" office:value-type="string">
              <text:p text:style-name="Table_20_Heading">M</text:p>
            </table:table-cell>
            <table:table-cell table:style-name="TableHeaderRowCell" office:value-type="string">
              <text:p text:style-name="Table_20_Heading">Количество потоков</text:p>
            </table:table-cell>
            <table:table-cell table:style-name="TableHeaderRowCell" office:value-type="string">
              <text:p text:style-name="Table_20_Heading">Время обработки</text:p>
            </table:table-cell>
          </table:table-row>
        </table:table-header-rows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</table:table>
      <text:h text:style-name="Heading_20_2" text:outline-level="2"><text:bookmark-start text:name="вывод"/>Вывод:<text:bookmark-end text:name="вывод"/></text:h>
      <text:p text:style-name="First_20_paragraph">Параллелизация дает выигрыш в производительности по сравнению с последовательным исполнением программы в ситуациях, когда “стоимость” создания пула потоков меньше, чем последовательная обработка данных. Чем разница больше, тем различие существенне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Отчет по лабораторной работе №2</dc:title>
    <dc:description/>
    <dc:subject/>
    <meta:keyword/>
    <meta:initial-creator>Уманский Александр, ПИН-43</meta:initial-creator>
    <dc:creator>Уманский Александр, ПИН-43</dc:creator>
    <meta:creation-date>2019-08-27T17:44:46Z</meta:creation-date>
    <dc:date>2019-08-27T17:44:46Z</dc:date>
  </office:meta>
</office:document-meta>
</file>